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WWNum1">
      <style:paragraph-properties fo:margin-top="0cm" fo:margin-bottom="0.423cm" style:contextual-spacing="false" style:line-height-at-least="0.635cm"/>
      <style:text-properties officeooo:paragraph-rsid="000bc913"/>
    </style:style>
    <style:style style:name="T1" style:family="text">
      <style:text-properties style:font-name="Liberation Serif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p text:style-name="P1" loext:marker-style-name="T1">Реализуйте функцию для выполнения простейшего сжатия строк с использованием счетчика повторяющихся символов. Например, строка ааbсссссааа превращается в а2b1с5а3. Если сжатая строка не становится короче исходной, то метод возвращает исходную строку. Предполагается, что строка состоит только из букв верхнего и нижнего регистра (a-z)</text:p>
        </text:list-item>
        <text:list-item>
          <text:p text:style-name="P1" loext:marker-style-name="T1">Задано целое число. Выведите его значение в текстовом виде (например, одна тысяча двести тридцать четыре).</text:p>
        </text:list-item>
        <text:list-item>
          <text:p text:style-name="P1" loext:marker-style-name="T1">Для двух строк напишите метод, определяющий, является ли одна строка перестановкой другой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3T09:59:19.646326900</meta:creation-date>
    <dc:date>2025-11-03T09:59:50.874103800</dc:date>
    <meta:editing-duration>PT31S</meta:editing-duration>
    <meta:editing-cycles>1</meta:editing-cycles>
    <meta:document-statistic meta:table-count="0" meta:image-count="0" meta:object-count="0" meta:page-count="1" meta:paragraph-count="3" meta:word-count="72" meta:character-count="534" meta:non-whitespace-character-count="468"/>
    <meta:generator>LibreOffice/25.2.6.2$Windows_X86_64 LibreOffice_project/729c5bfe710f5eb71ed3bbde9e06a6065e9c6c5d</meta:generator>
  </office:meta>
</office:document-meta>
</file>